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CellBody">
      <style:paragraph-properties style:snap-to-layout-grid="false"/>
      <style:text-properties fo:language="en" fo:country="US" style:language-complex="ar" style:country-complex="SA"/>
    </style:style>
    <style:style style:name="P5" style:family="paragraph" style:parent-style-name="Document_20_Title">
      <style:text-properties fo:language="en" fo:country="US" style:language-complex="ar" style:country-complex="SA"/>
    </style:style>
    <style:style style:name="P6" style:family="paragraph" style:parent-style-name="Standard">
      <style:text-properties style:font-name="Arial" fo:font-size="9pt" fo:language="en" fo:country="US" style:font-size-asian="9pt" style:font-size-complex="9pt" style:language-complex="ar" style:country-complex="SA"/>
    </style:style>
    <style:style style:name="P7" style:family="paragraph" style:parent-style-name="Standard">
      <style:text-properties style:font-name="Arial" fo:language="en" fo:country="US"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3" style:family="paragraph" style:parent-style-name="Heading_20_1">
      <style:text-properties fo:language="en" fo:country="US" style:language-complex="ar" style:country-complex="SA"/>
    </style:style>
    <style:style style:name="P14" style:family="paragraph" style:parent-style-name="Heading_20_1">
      <style:paragraph-properties fo:break-before="page"/>
      <style:text-properties fo:language="en" fo:country="US" style:language-complex="ar" style:country-complex="SA"/>
    </style:style>
    <style:style style:name="P15" style:family="paragraph" style:parent-style-name="Heading_20_2">
      <style:text-properties fo:language="en" fo:country="US"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list-style-name="L1"/>
    <style:style style:name="P18"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9" style:family="paragraph" style:parent-style-name="Abstract">
      <style:text-properties fo:font-size="16pt" fo:language="en" fo:country="US" fo:font-weight="bold" style:font-size-asian="16pt" style:font-weight-asian="bold" style:language-complex="ar" style:country-complex="SA"/>
    </style:style>
    <style:style style:name="P20" style:family="paragraph" style:parent-style-name="Definition_20_Term">
      <style:text-properties fo:language="en" fo:country="US" style:language-complex="ar" style:country-complex="SA"/>
    </style:style>
    <style:style style:name="P21" style:family="paragraph" style:parent-style-name="Standard">
      <style:text-properties fo:color="#ff0000" fo:language="en" fo:country="US" fo:font-style="italic" fo:font-weight="bold" style:font-style-asian="italic" style:font-weight-asian="bold"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P5"><text:user-defined style:data-style-name="N0" text:name="RFP Title">RFP 181 RSA Security</text:user-defined></text:p>
      <text:p text:style-name="P5"><text:span text:style-name="T1">Draft<text:line-break/><text:line-break/></text:span><text:span text:style-name="T1"><text:page-count style:num-format="1">7</text:page-count></text:span><text:span text:style-name="T1"> Pages</text:span></text:p>
      <text:p text:style-name="P19">Abstract</text:p>
      <text:p text:style-name="P10">Remote Service Admin (RSA) provides an abstraction for the topology manager to import and export services to/from the outside world. The API and the rest of the specification do not define what that outside world is, this is deferred to the topology manager. However, this leaves bundles unaware of who is calling them, which has serious security implications. This RFP investigates the issues around protecting calls through/from a distributed OSGi.</text:p>
      <text:h text:style-name="P14" text:outline-level="1" text:restart-numbering="true" text:start-value="-1">Document Information</text:h>
      <text:h text:style-name="P15" text:outline-level="2">License</text:h>
      <text:p text:style-name="P9">DISTRIBUTION AND FEEDBACK LICENSE, Version 2.0</text:p>
      <text:p text:style-name="P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
      <text:p text:style-name="P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
      <text:p text:style-name="P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NEITHER THE OSGi ALLIANCE NOR ANY THIRD PARTY WILL BE LIABLE FOR ANY DIRECT, INDIRECT, SPECIAL, INCIDENTAL OR CONSEQUENTIAL DAMAGES ARISING OUT OF OR RELATING TO ANY USE OR DISTRIBUTION OF THE DISTRIBUTION. </text:p>
      <text:p text:style-name="P6"/>
      <text:p text:style-name="P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
      <text:p text:style-name="P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
      <text:p text:style-name="P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
      <text:p text:style-name="P7">I HEREBY ACKNOWLEDGE AND AGREE TO THE TERMS AND CONDITIONS DELINEATED ABOVE.</text:p>
      <text:h text:style-name="P15"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1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4</text:p>
          <text:p text:style-name="P11">2.1 Terminology + Abbreviations<text:tab/>5</text:p>
          <text:p text:style-name="P12">3 Problem Description<text:tab/>5</text:p>
          <text:p text:style-name="P12">4 Use Cases<text:tab/>6</text:p>
          <text:p text:style-name="P11">4.1 Multiple Domains<text:tab/>6</text:p>
          <text:p text:style-name="P12"><text:s/>Requirements<text:tab/>6</text:p>
          <text:p text:style-name="P11">4.2 Security<text:tab/>6</text:p>
          <text:p text:style-name="P12">5 Document Support<text:tab/>6</text:p>
          <text:p text:style-name="P11">5.1 References<text:tab/>6</text:p>
          <text:p text:style-name="P11"><text:soft-page-break/>5.2 Author’s Address<text:tab/>7</text:p>
          <text:p text:style-name="P11">5.3 End of Document<text:tab/>7</text:p>
        </text:index-body>
      </text:table-of-content>
      <text:p text:style-name="P8"/>
      <text:h text:style-name="P15"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3">Source code is shown in this typeface</text:span>.</text:p>
      <text:h text:style-name="P15"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Standard">Initial</text:p>
          </table:table-cell>
          <table:table-cell table:style-name="Table1.B2" office:value-type="date" office:date-value="2016-01-07">
            <text:p text:style-name="Standard">07-01-16</text:p>
          </table:table-cell>
          <table:table-cell table:style-name="Table1.C1" office:value-type="string">
            <text:p text:style-name="Standard">Initial, Peter Kriens</text:p>
          </table:table-cell>
        </table:table-row>
      </table:table>
      <text:p text:style-name="P8"/>
      <text:h text:style-name="P13" text:outline-level="1">Introduction</text:h>
      <text:p text:style-name="Body">This RFP was created to address the uncertainty that a remote service has when it is called. This RFP investigates the issues and defines a number of requirements.</text:p>
      <text:h text:style-name="P13" text:outline-level="1">Application Domain</text:h>
      <text:p text:style-name="Body"><text:span text:style-name="T2">This RFP is for an extension on 122 Remote Services Admin Specification. It is related to </text:span><text:a xlink:type="simple" xlink:href="https://github.com/osgi/design/blob/master/rfps/rfp-0165-Authorization.pdf" text:style-name="Internet_20_link" text:visited-style-name="Visited_20_Internet_20_Link"><text:span text:style-name="T2">RFP 165 Authorization</text:span></text:a><text:span text:style-name="T2">. This RFP uses terms explicitly defined in these documents.</text:span></text:p>
      <text:p text:style-name="Body"><text:span text:style-name="T2">In a distributed OSGi system, frameworks export and import services. Neither the distributed OSGi specification nor the Remote Services Admin Specification (RSA) specifies where these service originate from. The distributed </text:span><text:soft-page-break/><text:span text:style-name="T2">OSGi specification defines a number of properties on the imported and exported service registrations and RSA provides an API to discover endpoints and import and export services. </text:span></text:p>
      <text:p text:style-name="P8">A bundle registering a service it must indicate that export is allowed. This implies that calls to this service can originate remotely or locally. The specification goes out of its way to make it transparent where a call originates from. In the RSA specification it is the topology manager that is responsible for managing the imports and exports. </text:p>
      <text:p text:style-name="P8">The current use of RSA is that remote services are treated the same as local services. This means that they are generally not protecting themselves; there is an assumption that the caller is trusted. Most implementations of distribution providers know to the author of this RFP, the topology is limited one domain. Where the domain is generally a cluster of trusted machines. </text:p>
      <text:p text:style-name="P8">Distributed OSGi can also be used to represent endpoints as services that come from general protocols like REST and/or JSON RPC. These endpoints generally interface directly with the domain of the outside world. They should therefore authenticate and authorize calls.</text:p>
      <text:h text:style-name="P15" text:outline-level="2">Terminology + Abbreviations</text:h>
      <text:h text:style-name="P13" text:outline-level="1">Problem Description</text:h>
      <text:p text:style-name="P8">The assumption that the caller is trusted does not hold when RSA used in larger systems and the distributed OSGi specification is used to map unprotected endpoints like for example a REST or JSON RPC endpoint. In those cases, external parties can easily call any method on the exported service. In the current model, it is up to the distribution provider to authenticate and authorize the calls to these services. This is policy and should therefore not be part of the distribution provider, it clearly belongs to the topology manager's realm. However, the Remote Services Admin specification does not define API to provide authorization and authentication information for an exported service. This then leaves distribution providers to create ad hoc mechanisms or ignore the issue.</text:p>
      <text:p text:style-name="Body">In certain cases, the service needs to be able to handle the authorization because parameters are relevant to the authorization, <text:s/>or the service needs access to the caller's identity. Currently there is no standard for this.</text:p>
      <text:p text:style-name="Body">Therefore, this RFP requests a proposal for allowing topology managers to provide authorization information linked to an exported service.</text:p>
      <text:h text:style-name="P13" text:outline-level="1"><text:soft-page-break/>Use Cases</text:h>
      <text:h text:style-name="P15" text:outline-level="2">Multiple Domains</text:h>
      <text:p text:style-name="P8">An implementation of RSA can export services to other frameworks in the same VM, other frameworks in other processes on the same machine, and other frameworks on other machines. There are a number of services that should only be exported to frameworks in the same VM. For calls to services that are from remote machines, authentication is required. Some services exported to remote machines have a number of methods that are only allowed to be called when these machines belong to the `audit` group.</text:p>
      <text:p text:style-name="P8">The topology manager reads a description of the topology from Configuration Admin. This description defines the <text:s/>different groups, the identities of the different <text:s/>machines, and the authorizations. </text:p>
      <text:p text:style-name="P8">When the topology manager exports a service, it also provides the authentication &amp; authorization information with that service. The RSA implementation will ensure that the caller for a remote call is authenticated and the proper authorizations are set for this service.</text:p>
      <text:h text:style-name="P13" text:outline-level="1" text:is-list-header="true">Requirements</text:h>
      <text:h text:style-name="Heading_20_2" text:outline-level="2">Security</text:h>
      <text:list xml:id="list1998217343901345011" text:style-name="L1">
        <text:list-item>
          <text:p text:style-name="P17">S0010 – Allow a topology manager to provide authorization information on an exported service</text:p>
        </text:list-item>
        <text:list-item>
          <text:p text:style-name="P17">S0020 – Allow a service implementation to discover the identity of the caller including the originating framework and its machine.</text:p>
        </text:list-item>
      </text:list>
      <text:h text:style-name="P13" text:outline-level="1">Document Support</text:h>
      <text:h text:style-name="P15" text:outline-level="2">References</text:h>
      <text:list xml:id="list5231562434596731320" text:style-name="WW8Num3">
        <text:list-item>
          <text:p text:style-name="P20"><text:bookmark-start text:name="_Ref493020620"/>Bradner, S., Key words for use in RFCs to Indicate Requirement Levels, RFC2119, March 1997.<text:bookmark-end text:name="_Ref493020620"/></text:p>
        </text:list-item>
        <text:list-item>
          <text:p text:style-name="P20"><text:soft-page-break/>Software Requirements &amp; Specifications. Michael Jackson. ISBN 0-201-87712-0</text:p>
        </text:list-item>
      </text:list>
      <text:p text:style-name="P21"/>
      <text:h text:style-name="P15"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eter Kriens</text:p>
          </table:table-cell>
        </table:table-row>
        <table:table-row table:style-name="Table2.1">
          <table:table-cell table:style-name="Table2.A1" office:value-type="string">
            <text:p text:style-name="P3">Company</text:p>
          </table:table-cell>
          <table:table-cell table:style-name="Table2.B1" office:value-type="string">
            <text:p text:style-name="P3">aQute</text:p>
          </table:table-cell>
        </table:table-row>
        <table:table-row table:style-name="Table2.1">
          <table:table-cell table:style-name="Table2.A1" office:value-type="string">
            <text:p text:style-name="P3">Address</text:p>
          </table:table-cell>
          <table:table-cell table:style-name="Table2.B1" office:value-type="string">
            <text:p text:style-name="P3">9c, Avenue St. Drezery</text:p>
          </table:table-cell>
        </table:table-row>
        <table:table-row table:style-name="Table2.1">
          <table:table-cell table:style-name="Table2.A1" office:value-type="string">
            <text:p text:style-name="P3">Voice</text:p>
          </table:table-cell>
          <table:table-cell table:style-name="Table2.B1" office:value-type="string">
            <text:p text:style-name="P3">+33 633982260</text:p>
          </table:table-cell>
        </table:table-row>
        <table:table-row table:style-name="Table2.1">
          <table:table-cell table:style-name="Table2.A1" office:value-type="string">
            <text:p text:style-name="P4">e-mail</text:p>
          </table:table-cell>
          <table:table-cell table:style-name="Table2.B1" office:value-type="string">
            <text:p text:style-name="P4">Peter.Kriens@aQute.biz</text:p>
          </table:table-cell>
        </table:table-row>
      </table:table>
      <text:p text:style-name="P8"/>
      <text:h text:style-name="P15"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328612BC.png" xlink:type="simple" xlink:show="embed" xlink:actuate="onLoad"/></draw:frame><text:tab/><text:user-defined style:data-style-name="N0" text:name="RFP Title">RFP 181 RSA Security</text:user-defined><text:tab/>Page <text:page-number text:select-page="current">7</text:page-number> of <text:page-count style:num-format="1">7</text:page-count></text:p>
        <text:p text:style-name="Header"/>
        <text:p text:style-name="Header"><text:tab/>Draft<text:tab/><text:modification-date style:data-style-name="N76">January 7,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1-07T12:37:22</meta:creation-date>
    <meta:editing-cycles>4</meta:editing-cycles>
    <meta:editing-duration>PT1H24M55S</meta:editing-duration>
    <meta:initial-creator>Peter Kriens</meta:initial-creator>
    <dc:date>2016-01-07T17:40:11</dc:date>
    <dc:creator>Peter Kriens</dc:creator>
    <meta:document-statistic meta:table-count="2" meta:image-count="2" meta:object-count="0" meta:page-count="7" meta:paragraph-count="92" meta:word-count="1935" meta:character-count="12424"/>
    <meta:user-defined meta:name="Info"/>
    <meta:user-defined meta:name="Info 3"/>
    <meta:user-defined meta:name="Info 4"/>
    <meta:user-defined meta:name="RFP Title">RFP 181 RSA Security</meta:user-defined>
  </office:meta>
</office:document-meta>
</file>